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1" style:family="table">
      <style:table-properties style:width="6.6951in" fo:break-before="page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6.6951in" style:rel-column-width="65535*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b5f9a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b63f3" fo:background-color="#1e1e1e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style:font-name="Consolas" fo:font-size="10.5pt" fo:font-weight="normal" fo:background-color="#1e1e1e"/>
    </style:style>
    <style:style style:name="P13" style:family="paragraph" style:parent-style-name="Text_20_body">
      <style:text-properties officeooo:paragraph-rsid="004b5f9a"/>
    </style:style>
    <style:style style:name="P14" style:family="paragraph" style:parent-style-name="Text_20_body">
      <style:text-properties officeooo:paragraph-rsid="004b63f3"/>
    </style:style>
    <style:style style:name="P15" style:family="paragraph" style:parent-style-name="Standard">
      <style:paragraph-properties fo:text-align="center" style:justify-single-word="false"/>
      <style:text-properties officeooo:paragraph-rsid="001ecb23"/>
    </style:style>
    <style:style style:name="P16" style:family="paragraph" style:parent-style-name="Standard">
      <style:paragraph-properties fo:text-align="center" style:justify-single-word="false"/>
      <style:text-properties officeooo:paragraph-rsid="003cbb87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18" style:family="paragraph" style:parent-style-name="Standard">
      <style:text-properties fo:font-size="14pt" officeooo:paragraph-rsid="001ecb23" style:font-size-asian="14pt" style:font-size-complex="14pt"/>
    </style:style>
    <style:style style:name="P19" style:family="paragraph" style:parent-style-name="Standard">
      <style:text-properties officeooo:paragraph-rsid="001ecb23"/>
    </style:style>
    <style:style style:name="P20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officeooo:paragraph-rsid="001f42e0"/>
    </style:style>
    <style:style style:name="P21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officeooo:paragraph-rsid="001f42e0"/>
    </style:style>
    <style:style style:name="P22" style:family="paragraph" style:parent-style-name="Text_20_body">
      <style:paragraph-properties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officeooo:paragraph-rsid="001f42e0"/>
    </style:style>
    <style:style style:name="P23" style:family="paragraph" style:parent-style-name="Text_20_body">
      <style:paragraph-properties fo:margin-top="0.0791in" fo:margin-bottom="0.0791in" style:contextual-spacing="false" fo:line-height="150%" fo:text-align="start" style:justify-single-word="false" fo:orphans="2" fo:widows="2" fo:text-indent="0in" style:auto-text-indent="false" style:writing-mode="lr-tb"/>
      <style:text-properties officeooo:paragraph-rsid="001f42e0"/>
    </style:style>
    <style:style style:name="P24" style:family="paragraph" style:parent-style-name="Text_20_body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officeooo:paragraph-rsid="001f42e0"/>
    </style:style>
    <style:style style:name="P25" style:family="paragraph" style:parent-style-name="Text_20_body">
      <style:paragraph-properties fo:margin-top="0in" fo:margin-bottom="0in" style:contextual-spacing="false" fo:line-height="150%" fo:text-align="center" style:justify-single-word="false" fo:orphans="2" fo:widows="2" fo:text-indent="0in" style:auto-text-indent="false" style:writing-mode="lr-tb"/>
      <style:text-properties officeooo:paragraph-rsid="001f42e0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d7f84" style:font-size-asian="14pt" style:font-size-complex="14pt"/>
    </style:style>
    <style:style style:name="T3" style:family="text">
      <style:text-properties fo:font-size="14pt" fo:language="ru" fo:country="RU" officeooo:rsid="001ecb23" style:font-size-asian="14pt" style:font-size-complex="14pt"/>
    </style:style>
    <style:style style:name="T4" style:family="text">
      <style:text-properties text:display="true"/>
    </style:style>
    <style:style style:name="T5" style:family="text">
      <style:text-properties fo:color="#b4b4b4" loext:opacity="100%"/>
    </style:style>
    <style:style style:name="T6" style:family="text">
      <style:text-properties fo:color="#b4b4b4" loext:opacity="100%" style:font-name="Consolas"/>
    </style:style>
    <style:style style:name="T7" style:family="text">
      <style:text-properties fo:color="#b4b4b4" loext:opacity="100%" style:font-name="Consolas" fo:font-size="10.5pt" fo:font-weight="normal"/>
    </style:style>
    <style:style style:name="T8" style:family="text">
      <style:text-properties fo:color="#9a9a9a" loext:opacity="100%"/>
    </style:style>
    <style:style style:name="T9" style:family="text">
      <style:text-properties fo:color="#9a9a9a" loext:opacity="100%" style:font-name="Consolas"/>
    </style:style>
    <style:style style:name="T10" style:family="text">
      <style:text-properties fo:color="#9a9a9a" loext:opacity="100%" style:font-name="Consolas" fo:font-size="10.5pt" fo:font-weight="normal"/>
    </style:style>
    <style:style style:name="T11" style:family="text">
      <style:text-properties fo:color="#9a9a9a" loext:opacity="100%" fo:font-size="10.5pt" fo:font-weight="normal"/>
    </style:style>
    <style:style style:name="T12" style:family="text">
      <style:text-properties fo:color="#c8c8c8" loext:opacity="100%"/>
    </style:style>
    <style:style style:name="T13" style:family="text">
      <style:text-properties fo:color="#c8c8c8" loext:opacity="100%" style:font-name="Consolas"/>
    </style:style>
    <style:style style:name="T14" style:family="text">
      <style:text-properties fo:color="#c8c8c8" loext:opacity="100%" style:font-name="Consolas" fo:font-size="10.5pt" fo:font-weight="normal"/>
    </style:style>
    <style:style style:name="T15" style:family="text">
      <style:text-properties fo:color="#e8c9bb" loext:opacity="100%"/>
    </style:style>
    <style:style style:name="T16" style:family="text">
      <style:text-properties fo:color="#e8c9bb" loext:opacity="100%" style:font-name="Consolas"/>
    </style:style>
    <style:style style:name="T17" style:family="text">
      <style:text-properties fo:color="#e8c9bb" loext:opacity="100%" style:font-name="Consolas" fo:font-size="10.5pt" fo:font-weight="normal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/>
    </style:style>
    <style:style style:name="T20" style:family="text">
      <style:text-properties fo:color="#ce9178" loext:opacity="100%" style:font-name="Consolas" fo:font-size="10.5pt" fo:font-weight="normal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Consolas"/>
    </style:style>
    <style:style style:name="T23" style:family="text">
      <style:text-properties fo:color="#569cd6" loext:opacity="100%" style:font-name="Consolas" fo:font-size="10.5pt" fo:font-weight="normal"/>
    </style:style>
    <style:style style:name="T24" style:family="text">
      <style:text-properties fo:color="#4ec9b0" loext:opacity="100%"/>
    </style:style>
    <style:style style:name="T25" style:family="text">
      <style:text-properties fo:color="#4ec9b0" loext:opacity="100%" style:font-name="Consolas" fo:font-size="10.5pt" fo:font-weight="normal"/>
    </style:style>
    <style:style style:name="T26" style:family="text">
      <style:text-properties style:font-name="Consolas"/>
    </style:style>
    <style:style style:name="T27" style:family="text">
      <style:text-properties style:font-name="Consolas" fo:font-size="10.5pt" fo:font-weight="normal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Consolas"/>
    </style:style>
    <style:style style:name="T30" style:family="text">
      <style:text-properties fo:color="#dcdcaa" loext:opacity="100%" style:font-name="Consolas" fo:font-size="10.5pt" fo:font-weight="normal"/>
    </style:style>
    <style:style style:name="T31" style:family="text">
      <style:text-properties fo:color="#57a64a" loext:opacity="100%" style:font-name="Consolas"/>
    </style:style>
    <style:style style:name="T32" style:family="text">
      <style:text-properties fo:color="#57a64a" loext:opacity="100%" style:font-name="Consolas" fo:language="ru" fo:country="RU" officeooo:rsid="004b63f3"/>
    </style:style>
    <style:style style:name="T33" style:family="text">
      <style:text-properties fo:color="#57a64a" loext:opacity="100%" style:font-name="Consolas" fo:language="en" fo:country="US" officeooo:rsid="004a7c1d"/>
    </style:style>
    <style:style style:name="T34" style:family="text">
      <style:text-properties fo:color="#57a64a" loext:opacity="100%" style:font-name="Consolas" fo:language="en" fo:country="US" officeooo:rsid="004b5f9a"/>
    </style:style>
    <style:style style:name="T35" style:family="text">
      <style:text-properties fo:color="#57a64a" loext:opacity="100%" style:font-name="Consolas" fo:language="en" fo:country="US" officeooo:rsid="004b63f3"/>
    </style:style>
    <style:style style:name="T36" style:family="text">
      <style:text-properties fo:color="#b5cea8" loext:opacity="100%" style:font-name="Consolas" fo:font-size="10.5pt" fo:font-weight="normal"/>
    </style:style>
    <style:style style:name="T37" style:family="text">
      <style:text-properties fo:color="#9cdcfe" loext:opacity="100%" style:font-name="Consolas" fo:font-size="10.5pt" fo:font-weight="normal"/>
    </style:style>
    <style:style style:name="T38" style:family="text">
      <style:text-properties fo:color="#d8a0df" loext:opacity="100%" style:font-name="Consolas" fo:font-size="10.5pt" fo:font-weight="normal"/>
    </style:style>
    <style:style style:name="T39" style:family="text">
      <style:text-properties fo:color="#ffd68f" loext:opacity="100%" style:font-name="Consolas" fo:font-size="10.5pt" fo:font-weight="normal"/>
    </style:style>
    <style:style style:name="T40" style:family="text">
      <style:text-properties fo:color="#000000" loext:opacity="100%" style:font-name="Times New Roman" fo:font-size="14pt" fo:language="ru" fo:country="RU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1" style:family="text">
      <style:text-properties fo:color="#000000" loext:opacity="100%" style:font-name="Times New Roman" fo:font-size="14pt" fo:language="ru" fo:country="RU" fo:font-weight="normal" officeooo:rsid="004d8ba3" fo:background-color="transparent" loext:char-shading-value="0" style:font-size-asian="14pt" style:font-weight-asian="normal" style:font-size-complex="14pt" style:font-weight-complex="normal"/>
    </style:style>
    <style:style style:name="T42" style:family="text">
      <style:text-properties fo:color="#000000" loext:opacity="100%" style:font-name="Times New Roman" fo:font-size="14pt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3" style:family="text">
      <style:text-properties fo:color="#000000" loext:opacity="100%" style:font-name="Times New Roman" fo:font-size="14pt" fo:language="en" fo:country="US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4" style:family="text">
      <style:text-properties fo:color="#000000" loext:opacity="100%" style:font-name="Times New Roman" fo:font-size="14pt" fo:language="en" fo:country="US" fo:font-weight="normal" officeooo:rsid="004d8ba3" fo:background-color="transparent" loext:char-shading-value="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f42e0" fo:background-color="transparent" loext:char-shading-value="0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7" style:family="text">
      <style:text-properties fo:color="#beb7ff" loext:opacity="100%"/>
    </style:style>
    <style:style style:name="T48" style:family="text">
      <style:text-properties fo:color="#beb7ff" loext:opacity="100%" style:font-name="Consolas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span text:style-name="T1">МИНИСТЕРСТВО НАУКИ И ВЫСШЕГО ОБРАЗОВАНИЯ РОССИЙСКОЙ ФЕДЕРАЦИИ</text:span></text:p>
      <text:p text:style-name="P15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15" loext:marker-style-name="T1"><text:span text:style-name="T1">НОВОСИБИРСКИЙ ГОСУДАРСТВЕННЫЙ ТЕХНИЧЕСКИЙ УНИВЕРСИТЕТ</text:span></text:p>
      <text:p text:style-name="P15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15" loext:marker-style-name="T1"><text:span text:style-name="T1">Лабораторная работа №</text:span><text:span text:style-name="T2">4</text:span></text:p>
      <text:p text:style-name="P15" loext:marker-style-name="T1"><text:span text:style-name="T1">по дисциплине «Программирование»</text:span></text:p>
      <text:p text:style-name="P16" loext:marker-style-name="T1"><text:span text:style-name="T1">на тему: «</text:span><text:span text:style-name="Source_20_Text"><text:span text:style-name="T41">Наследование</text:span></text:span><text:span text:style-name="T1">»</text:span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8" loext:marker-style-name="T1"/>
      <text:p text:style-name="P17" loext:marker-style-name="T1"/>
      <text:p text:style-name="P19" loext:marker-style-name="T1"><text:span text:style-name="T1">Группа: АВТ-441</text:span></text:p>
      <text:p text:style-name="P19" loext:marker-style-name="T1"><text:span text:style-name="T1">Студент: </text:span><text:span text:style-name="T3">Зорин Арсений Денисович</text:span></text:p>
      <text:p text:style-name="P19" loext:marker-style-name="T1"><text:span text:style-name="T1">Преподаватель: Орлов Илья Викторович</text:span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5" loext:marker-style-name="T1"><draw:custom-shape text:anchor-type="char" draw:z-index="0" draw:name="Фигура1" draw:style-name="gr1" draw:text-style-name="P26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без_5f_5f_5f_5f_5f_5f_5f_5f_5f_5f_5f_5f_5f_5f_5f_5f_5f_5f_5f_5f_5f_5f_5f_5f_5f_5f_5f_5f_5f_5f_5f_5f_5f_5f_5f_5f_5f_5f_5f_5f_5f_5f_5f_5f_5f_5f_5f_5f_5f_5f_5f_5f_5f_5f_5f_5f_5f_5f_5f_5f_5f_5f_5f_номера"/>
            <text:index-source-style text:style-name="ВКР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2">
            <text:index-source-style text:style-name="ВКР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3">
            <text:index-source-style text:style-name="ВКР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4">
            <text:index-source-style text:style-name="ВКР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4">ВВЕДЕНИЕ</text:span></text:span><text:span text:style-name="T4"><text:tab/>3</text:span></text:a></text:p>
          <text:p text:style-name="P1"><text:a xlink:type="simple" xlink:href="#_Toc208001213" text:style-name="Index_20_Link" text:visited-style-name="Index_20_Link"><text:span text:style-name="T4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4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4">3 Тестирование<text:tab/>6</text:span></text:a></text:p>
          <text:p text:style-name="P1"><text:a xlink:type="simple" xlink:href="#_Toc208001216" text:style-name="Index_20_Link" text:visited-style-name="Index_20_Link"><text:span text:style-name="T4">ЗАКЛЮЧЕНИЕ<text:tab/>7</text:span></text:a></text:p>
          <text:p text:style-name="P1"><text:a xlink:type="simple" xlink:href="#_Toc208001217" text:style-name="Index_20_Link" text:visited-style-name="Index_20_Link"><text:span text:style-name="T4">ПРИЛОЖЕНИЕ<text:tab/>8</text:span></text:a></text:p>
        </text:index-body>
      </text:table-of-content>
      <text:p text:style-name="P20" loext:marker-style-name="T1"><text:span text:style-name="Source_20_Text"><text:span text:style-name="T46"/></text:span></text:p>
      <text:p text:style-name="P22" loext:marker-style-name="T1"><text:span text:style-name="Source_20_Text"><text:span text:style-name="T46"/></text:span></text:p>
      <text:p text:style-name="P24" loext:marker-style-name="T1"><text:span text:style-name="Source_20_Text"><text:span text:style-name="T46">ВВЕДЕНИЕ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Цель работы: </text:span></text:span><text:span text:style-name="Source_20_Text"><text:span text:style-name="T46">Изучить механизм наследования и возможности порождения новых типов данных на основе уже существующих классов.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Задание: </text:span></text:span><text:span text:style-name="Source_20_Text"><text:span text:style-name="T46">Для классов предыдущей лабораторной работы реализовать иерархию, перегрузив отдельные методы и добавляя члены-данные и методы по заданию и/или усмотрению студента. В иерархию должно входить 2-3 производных класса. Изменить демонстрационную программу так, чтобы она демонстрировала создание, копирование объектов родственных типов.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Вариант: </text:span></text:span><text:span text:style-name="Source_20_Text"><text:span text:style-name="T46">Класс для работы с многочленами. Создать наследников класса:</text:span></text:span></text:p>
      <text:p text:style-name="P22" loext:marker-style-name="T1"><text:span text:style-name="Source_20_Text"><text:span text:style-name="T46">- класс, в котором хранятся в массиве степени при коэффициентах многочлена;</text:span></text:span></text:p>
      <text:p text:style-name="P22" loext:marker-style-name="T1"><text:span text:style-name="Source_20_Text"><text:span text:style-name="T46">- класс, в котором многочлен так же хранится в виде отформатированной строки.</text:span></text:span></text:p>
      <text:p text:style-name="P22" loext:marker-style-name="T1"><text:span text:style-name="Source_20_Text"><text:span text:style-name="T46"/></text:span></text:p>
      <text:p text:style-name="P24" loext:marker-style-name="T1"><text:span text:style-name="Source_20_Text"><text:span text:style-name="T46">1 Описание разрабатываемого класса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Базовый класс: </text:span></text:span><text:span text:style-name="Source_20_Text"><text:span text:style-name="T46">Polynomial – класс для работы с многочленами, хранящий коэффициенты в векторе и степень многочлена.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Производные классы:</text:span></text:span></text:p>
      <text:p text:style-name="P22" loext:marker-style-name="T1"><text:span text:style-name="Source_20_Text"><text:span text:style-name="T46">1. PowerArrayPolynomial – класс с массивами степеней <text:s/></text:span></text:span></text:p>
      <text:p text:style-name="P22" loext:marker-style-name="T1"><text:span text:style-name="Source_20_Text"><text:span text:style-name="T46"><text:s text:c="3"/>Private поля:</text:span></text:span></text:p>
      <text:p text:style-name="P22" loext:marker-style-name="T1"><text:span text:style-name="Source_20_Text"><text:span text:style-name="T46"><text:s text:c="3"/>- powerIndices – вектор целых чисел для хранения степеней при коэффициентах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6"><text:s text:c="3"/>Public методы:</text:span></text:span></text:p>
      <text:p text:style-name="P22" loext:marker-style-name="T1"><text:span text:style-name="Source_20_Text"><text:span text:style-name="T46"><text:s text:c="3"/>- PowerArrayPolynomial() – конструктор по умолчанию</text:span></text:span></text:p>
      <text:p text:style-name="P22" loext:marker-style-name="T1"><text:span text:style-name="Source_20_Text"><text:span text:style-name="T46"><text:s text:c="3"/>- PowerArrayPolynomial(int ord, const std::vector&lt;double&gt;&amp; coeffs, const std::vector&lt;int&gt;&amp; powers) – конструктор с параметрами</text:span></text:span></text:p>
      <text:p text:style-name="P22" loext:marker-style-name="T1"><text:span text:style-name="Source_20_Text"><text:span text:style-name="T46"><text:s text:c="3"/>- PowerArrayPolynomial(const PowerArrayPolynomial&amp; other) – конструктор копирования</text:span></text:span></text:p>
      <text:p text:style-name="P22" loext:marker-style-name="T1"><text:span text:style-name="Source_20_Text"><text:span text:style-name="T46"><text:s text:c="3"/>- getPowerIndices() – возвращает вектор степеней</text:span></text:span></text:p>
      <text:p text:style-name="P22" loext:marker-style-name="T1"><text:span text:style-name="Source_20_Text"><text:span text:style-name="T46"><text:s text:c="3"/>- setPowerIndices() – устанавливает вектор степеней</text:span></text:span></text:p>
      <text:p text:style-name="P22" loext:marker-style-name="T1"><text:span text:style-name="Source_20_Text"><text:span text:style-name="T46"><text:s text:c="3"/>- toString() – переопределённый метод для строкового представления с учётом степеней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6">2. StringFormPolynomial – класс с строковым представлением <text:s/></text:span></text:span></text:p>
      <text:p text:style-name="P22" loext:marker-style-name="T1"><text:span text:style-name="Source_20_Text"><text:span text:style-name="T46"><text:s text:c="3"/>Private поля:</text:span></text:span></text:p>
      <text:p text:style-name="P22" loext:marker-style-name="T1"><text:span text:style-name="Source_20_Text"><text:span text:style-name="T46"><text:s text:c="3"/>- formattedString – строка для хранения отформатированного представления многочлена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6"><text:s text:c="3"/>Public методы:</text:span></text:span></text:p>
      <text:p text:style-name="P22" loext:marker-style-name="T1"><text:span text:style-name="Source_20_Text"><text:span text:style-name="T46"><text:s text:c="3"/>- StringFormPolynomial() – конструктор по умолчанию</text:span></text:span></text:p>
      <text:p text:style-name="P22" loext:marker-style-name="T1"><text:soft-page-break/><text:span text:style-name="Source_20_Text"><text:span text:style-name="T46"><text:s text:c="3"/>- StringFormPolynomial(int ord, const std::vector&lt;double&gt;&amp; coeffs) – конструктор с параметрами</text:span></text:span></text:p>
      <text:p text:style-name="P22" loext:marker-style-name="T1"><text:span text:style-name="Source_20_Text"><text:span text:style-name="T46"><text:s text:c="3"/>- StringFormPolynomial(const StringFormPolynomial&amp; other) – конструктор копирования</text:span></text:span></text:p>
      <text:p text:style-name="P22" loext:marker-style-name="T1"><text:span text:style-name="Source_20_Text"><text:span text:style-name="T46"><text:s text:c="3"/>- updateFormattedString() – обновляет строковое представление</text:span></text:span></text:p>
      <text:p text:style-name="P22" loext:marker-style-name="T1"><text:span text:style-name="Source_20_Text"><text:span text:style-name="T46"><text:s text:c="3"/>- toString() – переопределённый метод, возвращает отформатированную строку</text:span></text:span></text:p>
      <text:p text:style-name="P22" loext:marker-style-name="T1"><text:span text:style-name="Source_20_Text"><text:span text:style-name="T46"/></text:span></text:p>
      <text:p text:style-name="P24" loext:marker-style-name="T1"><text:span text:style-name="Source_20_Text"><text:span text:style-name="T46">2 Программная реализация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6">Базовый класс Polynomial был модифицирован: метод toString() объявлен как virtual, чтобы обеспечить полиморфное поведение в производных классах. Также члены order и coefficients остались с модификатором protected для доступа в наследниках.</text:span></text:span></text:p>
      <text:p text:style-name="P23" loext:marker-style-name="T1"><text:span text:style-name="Source_20_Text"><text:span text:style-name="T45">В классе PowerArrayPolynomial:</text:span></text:span></text:p>
      <text:p text:style-name="P22" loext:marker-style-name="T1"><text:span text:style-name="Source_20_Text"><text:span text:style-name="T46">Конструкторы инициализируют базовую часть и вектор степеней. <text:s/></text:span></text:span></text:p>
      <text:p text:style-name="P22" loext:marker-style-name="T1"><text:span text:style-name="Source_20_Text"><text:span text:style-name="T46">Метод toString() переопределён: выводит список степеней, затем строковое представление многочлена через вызов базового метода.</text:span></text:span></text:p>
      <text:p text:style-name="P23" loext:marker-style-name="T1"><text:span text:style-name="Source_20_Text"><text:span text:style-name="T45">В классе StringFormPolynomial:</text:span></text:span></text:p>
      <text:p text:style-name="P22" loext:marker-style-name="T1"><text:span text:style-name="Source_20_Text"><text:span text:style-name="T46">Конструкторы инициализируют базовую часть и вызывают updateFormattedString(). <text:s/></text:span></text:span></text:p>
      <text:p text:style-name="P22" loext:marker-style-name="T1"><text:span text:style-name="Source_20_Text"><text:span text:style-name="T46">Метод updateFormattedString() формирует строку с префиксом "Formatted: " и результатом базового toString(). <text:s/></text:span></text:span></text:p>
      <text:p text:style-name="P22" loext:marker-style-name="T1"><text:span text:style-name="Source_20_Text"><text:span text:style-name="T46">Метод toString() возвращает заранее подготовленную строку formattedString.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6">В демонстрационной программе (lab4_demo) создаются объекты базового и производных классов, демонстрируется полиморфизм через указатель на базовый класс.</text:span></text:span></text:p>
      <text:p text:style-name="P22" loext:marker-style-name="T1"><text:span text:style-name="Source_20_Text"><text:span text:style-name="T46"/></text:span></text:p>
      <text:p text:style-name="P24" loext:marker-style-name="T1"><text:span text:style-name="Source_20_Text"><text:span text:style-name="T46">3 Тестирование</text:span></text:span></text:p>
      <text:p text:style-name="P25" loext:marker-style-name="T1"><text:span text:style-name="Source_20_Text"><text:span text:style-name="T45">Процесс тестирования работы с Polynomial, PowerArrayPolynomial и StringFormPolynomial: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1. Создание базового многочлена:</text:span></text:span></text:p>
      <text:p text:style-name="P22" loext:marker-style-name="T1"><text:span text:style-name="Source_20_Text"><text:span text:style-name="T46"><text:s text:c="3"/>- Создан объект Polynomial с коэффициентами {1.0, 2.0, 3.0}</text:span></text:span></text:p>
      <text:p text:style-name="P22" loext:marker-style-name="T1"><text:span text:style-name="Source_20_Text"><text:span text:style-name="T46"><text:s text:c="3"/>- Выведено строковое представление: 3*x^2 + 2*x + 1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2. Создание PowerArrayPolynomial:</text:span></text:span></text:p>
      <text:p text:style-name="P22" loext:marker-style-name="T1"><text:span text:style-name="Source_20_Text"><text:span text:style-name="T46"><text:s text:c="3"/>- Создан объект с коэффициентами {1.0, 2.0, 3.0} и степенями {0, 1, 2}</text:span></text:span></text:p>
      <text:p text:style-name="P22" loext:marker-style-name="T1"><text:span text:style-name="Source_20_Text"><text:span text:style-name="T46"><text:s text:c="3"/>- Выведено: Polynomial with power indices: 0, 1, 2 | 3*x^2 + 2*x + 1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3. Создание StringFormPolynomial:</text:span></text:span></text:p>
      <text:p text:style-name="P22" loext:marker-style-name="T1"><text:span text:style-name="Source_20_Text"><text:span text:style-name="T46"><text:s text:c="3"/>- Создан объект с коэффициентами {1.0, 2.0, 3.0}</text:span></text:span></text:p>
      <text:p text:style-name="P22" loext:marker-style-name="T1"><text:span text:style-name="Source_20_Text"><text:span text:style-name="T46"><text:s text:c="3"/>- Выведено: Formatted: 3*x^2 + 2*x + 1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4. Демонстрация полиморфизма:</text:span></text:span></text:p>
      <text:p text:style-name="P22" loext:marker-style-name="T1"><text:span text:style-name="Source_20_Text"><text:span text:style-name="T46"><text:s text:c="3"/>- Указатель типа Polynomial* последовательно указывает на объекты базового и производных классов</text:span></text:span></text:p>
      <text:p text:style-name="P22" loext:marker-style-name="T1"><text:span text:style-name="Source_20_Text"><text:span text:style-name="T46"><text:s text:c="3"/>- При вызове toString() через указатель вызываются соответствующие переопределённые методы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5">Ожидаемые результаты:</text:span></text:span></text:p>
      <text:p text:style-name="P22" loext:marker-style-name="T1"><text:span text:style-name="Source_20_Text"><text:span text:style-name="T46">- Все конструкторы и деструкторы работают корректно</text:span></text:span></text:p>
      <text:p text:style-name="P22" loext:marker-style-name="T1"><text:span text:style-name="Source_20_Text"><text:span text:style-name="T46">- Производные классы правильно расширяют функциональность базового</text:span></text:span></text:p>
      <text:p text:style-name="P22" loext:marker-style-name="T1"><text:span text:style-name="Source_20_Text"><text:span text:style-name="T46">- Полиморфное поведение обеспечивает вызов правильных методов</text:span></text:span></text:p>
      <text:p text:style-name="P22" loext:marker-style-name="T1"><text:span text:style-name="Source_20_Text"><text:span text:style-name="T46">- Строковые представления соответствуют ожидаемому формату</text:span></text:span></text:p>
      <text:p text:style-name="P22" loext:marker-style-name="T1"><text:span text:style-name="Source_20_Text"><text:span text:style-name="T46"/></text:span></text:p>
      <text:p text:style-name="P24" loext:marker-style-name="T1"><text:span text:style-name="Source_20_Text"><text:span text:style-name="T46">ЗАКЛЮЧЕНИЕ</text:span></text:span></text:p>
      <text:p text:style-name="P22" loext:marker-style-name="T1"><text:span text:style-name="Source_20_Text"><text:span text:style-name="T46"/></text:span></text:p>
      <text:p text:style-name="P22" loext:marker-style-name="T1"><text:span text:style-name="Source_20_Text"><text:span text:style-name="T46">В ходе выполнения лабораторной работы на тему «Наследование» были успешно созданы два производных класса PowerArrayPolynomial и StringFormPolynomial на основе базового класса Polynomial. Это позволило изучить механизмы наследования, переопределения виртуальных методов и полиморфного поведения объектов в C++. Реализованные классы демонстрируют расширение функциональности базового класса и корректную работу через указатели на базовый класс.</text:span></text:span></text:p>
      <text:p text:style-name="P25" loext:marker-style-name="T1"><text:span text:style-name="Source_20_Text"><text:span text:style-name="T46"/></text:span></text:p>
      <text:p text:style-name="P21" loext:marker-style-name="T1"><text:span text:style-name="Source_20_Text"><text:span text:style-name="T42">ПРИЛОЖЕНИЕ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Source_20_Text"><text:span text:style-name="T31">//</text:span></text:span></text:p>
            <text:p text:style-name="P5"><text:span text:style-name="Source_20_Text"><text:span text:style-name="T31">// </text:span></text:span><text:span text:style-name="Source_20_Text"><text:span text:style-name="T33">extended_polynomial.h</text:span></text:span></text:p>
            <text:p text:style-name="P5"><text:span text:style-name="Source_20_Text"><text:span text:style-name="T31">//</text:span></text:span></text:p>
            <text:p text:style-name="P5"><text:span text:style-name="Source_20_Text"><text:span text:style-name="T31"/></text:span></text:p>
            <text:p text:style-name="P5"><text:span text:style-name="Source_20_Text"><text:span text:style-name="T6">#</text:span></text:span><text:span text:style-name="Source_20_Text"><text:span text:style-name="T9">ifndef</text:span></text:span><text:span text:style-name="Source_20_Text"><text:span text:style-name="T13"> </text:span></text:span><text:span text:style-name="Source_20_Text"><text:span text:style-name="T48">EXTENDED_POLYNOMIAL_H</text:span></text:span></text:p>
            <text:p text:style-name="P8"><text:span text:style-name="T5">#</text:span><text:span text:style-name="T8">define</text:span><text:span text:style-name="T12"> </text:span><text:span text:style-name="T47">EXTENDED_POLYNOMIAL_H</text:span></text:p>
            <text:p text:style-name="P10"/>
            <text:p text:style-name="P8"><text:span text:style-name="T5">#</text:span><text:span text:style-name="T8">include</text:span><text:span text:style-name="T12"> </text:span><text:span text:style-name="T15">"</text:span><text:span text:style-name="T18">polynomial.h</text:span><text:span text:style-name="T15">"</text:span></text:p>
            <text:p text:style-name="P8"><text:span text:style-name="T5">#</text:span><text:span text:style-name="T8">include</text:span><text:span text:style-name="T12"> </text:span><text:span text:style-name="T15">&lt;</text:span><text:span text:style-name="T18">vector</text:span><text:span text:style-name="T15">&gt;</text:span></text:p>
            <text:p text:style-name="P8"><text:span text:style-name="T5">#</text:span><text:span text:style-name="T8">include</text:span><text:span text:style-name="T12"> </text:span><text:span text:style-name="T15">&lt;</text:span><text:span text:style-name="T18">string</text:span><text:span text:style-name="T15">&gt;</text:span></text:p>
            <text:p text:style-name="P10"/>
            <text:p text:style-name="P12">// Класс с массивами степеней</text:p>
            <text:p text:style-name="P8"><text:span text:style-name="T21">class</text:span> <text:span text:style-name="T24">PowerArrayPolynomial</text:span> <text:span text:style-name="T5">:</text:span> <text:span text:style-name="T21">public</text:span> <text:span text:style-name="T24">Polynomial</text:span> <text:span text:style-name="T5">{</text:span></text:p>
            <text:p text:style-name="P8"><text:span text:style-name="T21">private</text:span><text:span text:style-name="T5">:</text:span></text:p>
            <text:p text:style-name="P9">    <text:span text:style-name="T14">std</text:span><text:span text:style-name="T7">::</text:span><text:span text:style-name="T25">vector</text:span><text:span text:style-name="T7">&lt;</text:span><text:span text:style-name="T23">int</text:span><text:span text:style-name="T7">&gt;</text:span><text:span text:style-name="T27"> powerIndices</text:span><text:span text:style-name="T7">;</text:span></text:p>
            <text:p text:style-name="P10"/>
            <text:p text:style-name="P8"><text:span text:style-name="T21">public</text:span><text:span text:style-name="T5">:</text:span></text:p>
            <text:p text:style-name="P9">    <text:span text:style-name="T30">PowerArrayPolynomial</text:span><text:span text:style-name="T7">();</text:span></text:p>
            <text:p text:style-name="P9">    <text:span text:style-name="T30">PowerArrayPolynomial</text:span><text:span text:style-name="T7">(</text:span><text:span text:style-name="T23">int</text:span><text:span text:style-name="T27"> </text:span><text:span text:style-name="T10">ord</text:span><text:span text:style-name="T7">,</text:span><text:span text:style-name="T27"> </text:span><text:span text:style-name="T23">const</text:span><text:span text:style-name="T27"> </text:span><text:span text:style-name="T14">std</text:span><text:span text:style-name="T7">::</text:span><text:span text:style-name="T25">vector</text:span><text:span text:style-name="T7">&lt;</text:span><text:span text:style-name="T23">double</text:span><text:span text:style-name="T7">&gt;&amp;</text:span><text:span text:style-name="T27"> </text:span><text:span text:style-name="T10">coeffs</text:span><text:span text:style-name="T7">,</text:span><text:span text:style-name="T27"> </text:span><text:span text:style-name="T23">const</text:span><text:span text:style-name="T27"> </text:span><text:span text:style-name="T14">std</text:span><text:span text:style-name="T7">::</text:span><text:span text:style-name="T25">vector</text:span><text:span text:style-name="T7">&lt;</text:span><text:span text:style-name="T23">int</text:span><text:span text:style-name="T7">&gt;&amp;</text:span><text:span text:style-name="T27"> </text:span><text:span text:style-name="T10">powers</text:span><text:span text:style-name="T7">);</text:span></text:p>
            <text:p text:style-name="P9">    <text:span text:style-name="T30">PowerArrayPolynomial</text:span><text:span text:style-name="T7">(</text:span><text:span text:style-name="T23">const</text:span><text:span text:style-name="T27"> </text:span><text:span text:style-name="T25">PowerArrayPolynomial</text:span><text:span text:style-name="T7">&amp;</text:span><text:span text:style-name="T27"> </text:span><text:span text:style-name="T10">other</text:span><text:span text:style-name="T7">);</text:span></text:p>
            <text:p text:style-name="P9">    </text:p>
            <text:p text:style-name="P9">    <text:span text:style-name="T14">std</text:span><text:span text:style-name="T7">::</text:span><text:span text:style-name="T25">vector</text:span><text:span text:style-name="T7">&lt;</text:span><text:span text:style-name="T23">int</text:span><text:span text:style-name="T7">&gt;</text:span><text:span text:style-name="T27"> </text:span><text:span text:style-name="T30">getPowerIndices</text:span><text:span text:style-name="T7">()</text:span><text:span text:style-name="T27"> </text:span><text:span text:style-name="T23">const</text:span><text:span text:style-name="T7">;</text:span></text:p>
            <text:p text:style-name="P9">    <text:span text:style-name="T23">void</text:span><text:span text:style-name="T27"> </text:span><text:span text:style-name="T30">setPowerIndices</text:span><text:span text:style-name="T7">(</text:span><text:span text:style-name="T23">const</text:span><text:span text:style-name="T27"> </text:span><text:span text:style-name="T14">std</text:span><text:span text:style-name="T7">::</text:span><text:span text:style-name="T25">vector</text:span><text:span text:style-name="T7">&lt;</text:span><text:span text:style-name="T23">int</text:span><text:span text:style-name="T7">&gt;&amp;</text:span><text:span text:style-name="T27"> </text:span><text:span text:style-name="T10">powers</text:span><text:span text:style-name="T7">);</text:span></text:p>
            <text:p text:style-name="P9">    </text:p>
            <text:p text:style-name="P9">    <text:span text:style-name="T14">std</text:span><text:span text:style-name="T7">::</text:span><text:span text:style-name="T25">string</text:span><text:span text:style-name="T27"> </text:span><text:span text:style-name="T30">toString</text:span><text:span text:style-name="T7">()</text:span><text:span text:style-name="T27"> </text:span><text:span text:style-name="T23">const</text:span><text:span text:style-name="T27"> </text:span><text:span text:style-name="T23">override</text:span><text:span text:style-name="T7">;</text:span></text:p>
            <text:p text:style-name="P11">};</text:p>
            <text:p text:style-name="P10"/>
            <text:p text:style-name="P12">// Класс с строковым представлением</text:p>
            <text:p text:style-name="P8"><text:span text:style-name="T21">class</text:span> <text:span text:style-name="T24">StringFormPolynomial</text:span> <text:span text:style-name="T5">:</text:span> <text:span text:style-name="T21">public</text:span> <text:span text:style-name="T24">Polynomial</text:span> <text:span text:style-name="T5">{</text:span></text:p>
            <text:p text:style-name="P8"><text:span text:style-name="T21">private</text:span><text:span text:style-name="T5">:</text:span></text:p>
            <text:p text:style-name="P9">    <text:span text:style-name="T14">std</text:span><text:span text:style-name="T7">::</text:span><text:span text:style-name="T25">string</text:span><text:span text:style-name="T27"> formattedString</text:span><text:span text:style-name="T7">;</text:span></text:p>
            <text:p text:style-name="P10"/>
            <text:p text:style-name="P8"><text:span text:style-name="T21">public</text:span><text:span text:style-name="T5">:</text:span></text:p>
            <text:p text:style-name="P9">    <text:span text:style-name="T30">StringFormPolynomial</text:span><text:span text:style-name="T7">();</text:span></text:p>
            <text:p text:style-name="P9">    <text:span text:style-name="T30">StringFormPolynomial</text:span><text:span text:style-name="T7">(</text:span><text:span text:style-name="T23">int</text:span><text:span text:style-name="T27"> </text:span><text:span text:style-name="T10">ord</text:span><text:span text:style-name="T7">,</text:span><text:span text:style-name="T27"> </text:span><text:span text:style-name="T23">const</text:span><text:span text:style-name="T27"> </text:span><text:span text:style-name="T14">std</text:span><text:span text:style-name="T7">::</text:span><text:span text:style-name="T25">vector</text:span><text:span text:style-name="T7">&lt;</text:span><text:span text:style-name="T23">double</text:span><text:span text:style-name="T7">&gt;&amp;</text:span><text:span text:style-name="T27"> </text:span><text:span text:style-name="T10">coeffs</text:span><text:span text:style-name="T7">);</text:span></text:p>
            <text:p text:style-name="P9">    <text:span text:style-name="T30">StringFormPolynomial</text:span><text:span text:style-name="T7">(</text:span><text:span text:style-name="T23">const</text:span><text:span text:style-name="T27"> </text:span><text:span text:style-name="T25">StringFormPolynomial</text:span><text:span text:style-name="T7">&amp;</text:span><text:span text:style-name="T27"> </text:span><text:span text:style-name="T10">other</text:span><text:span text:style-name="T7">);</text:span></text:p>
            <text:p text:style-name="P9">    </text:p>
            <text:p text:style-name="P9">    <text:span text:style-name="T23">void</text:span><text:span text:style-name="T27"> </text:span><text:span text:style-name="T30">updateFormattedString</text:span><text:span text:style-name="T7">();</text:span></text:p>
            <text:p text:style-name="P9">    <text:span text:style-name="T14">std</text:span><text:span text:style-name="T7">::</text:span><text:span text:style-name="T25">string</text:span><text:span text:style-name="T27"> </text:span><text:span text:style-name="T30">toString</text:span><text:span text:style-name="T7">()</text:span><text:span text:style-name="T27"> </text:span><text:span text:style-name="T23">const</text:span><text:span text:style-name="T27"> </text:span><text:span text:style-name="T23">override</text:span><text:span text:style-name="T7">;</text:span></text:p>
            <text:p text:style-name="P11">};</text:p>
            <text:p text:style-name="P10"/>
            <text:p text:style-name="P8"><text:span text:style-name="T5">#</text:span><text:span text:style-name="T8">endif</text:span></text:p>
            <text:p text:style-name="P5"><text:span text:style-name="Source_20_Text"><text:span text:style-name="T11"/>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Source_20_Text"><text:span text:style-name="T31">//</text:span></text:span></text:p>
            <text:p text:style-name="P6"><text:span text:style-name="Source_20_Text"><text:span text:style-name="T31">// </text:span></text:span><text:span text:style-name="Source_20_Text"><text:span text:style-name="T33">extended_polynomial.</text:span></text:span><text:span text:style-name="Source_20_Text"><text:span text:style-name="T34">cpp</text:span></text:span></text:p>
            <text:p text:style-name="P6"><text:span text:style-name="Source_20_Text"><text:span text:style-name="T31">//</text:span></text:span></text:p>
            <text:p text:style-name="P6"><text:span text:style-name="Source_20_Text"><text:span text:style-name="T31"/></text:span></text:p>
            <text:p text:style-name="P6"><text:span text:style-name="Source_20_Text"><text:span text:style-name="T6">#</text:span></text:span><text:span text:style-name="Source_20_Text"><text:span text:style-name="T9">include</text:span></text:span><text:span text:style-name="Source_20_Text"><text:span text:style-name="T13"> </text:span></text:span><text:span text:style-name="Source_20_Text"><text:span text:style-name="T16">"</text:span></text:span><text:span text:style-name="Source_20_Text"><text:span text:style-name="T19">extended_polynomial.h</text:span></text:span><text:span text:style-name="Source_20_Text"><text:span text:style-name="T16">"</text:span></text:span></text:p>
            <text:p text:style-name="P8"><text:span text:style-name="T5">#</text:span><text:span text:style-name="T8">include</text:span><text:span text:style-name="T12"> </text:span><text:span text:style-name="T15">&lt;</text:span><text:span text:style-name="T18">sstream</text:span><text:span text:style-name="T15">&gt;</text:span></text:p>
            <text:p text:style-name="P10"/>
            <text:p text:style-name="P8"><text:span text:style-name="T24">PowerArrayPolynomial</text:span><text:span text:style-name="T5">::</text:span><text:span text:style-name="T28">PowerArrayPolynomial</text:span><text:span text:style-name="T5">()</text:span> : <text:span text:style-name="T24">Polynomial</text:span><text:span text:style-name="T5">()</text:span> <text:span text:style-name="T5">{}</text:span></text:p>
            <text:p text:style-name="P10"/>
            <text:p text:style-name="P8"><text:span text:style-name="T24">PowerArrayPolynomial</text:span><text:span text:style-name="T5">::</text:span><text:span text:style-name="T28">PowerArrayPolynomial</text:span><text:span text:style-name="T5">(</text:span><text:span text:style-name="T21">int</text:span> <text:span text:style-name="T8">ord</text:span><text:span text:style-name="T5">,</text:span> <text:span text:style-name="T21">const</text:span> <text:span text:style-name="T12">std</text:span><text:span text:style-name="T5">::</text:span><text:span text:style-name="T24">vector</text:span><text:span text:style-name="T5">&lt;</text:span><text:span text:style-name="T21">double</text:span><text:span text:style-name="T5">&gt;&amp;</text:span> <text:span text:style-name="T8">coeffs</text:span><text:span text:style-name="T5">,</text:span> </text:p>
            <text:p text:style-name="P9">                                         <text:span text:style-name="T23">const</text:span><text:span text:style-name="T27"> </text:span><text:span text:style-name="T14">std</text:span><text:span text:style-name="T7">::</text:span><text:span text:style-name="T25">vector</text:span><text:span text:style-name="T7">&lt;</text:span><text:span text:style-name="T23">int</text:span><text:span text:style-name="T7">&gt;&amp;</text:span><text:span text:style-name="T27"> </text:span><text:span text:style-name="T10">powers</text:span><text:span text:style-name="T7">)</text:span><text:span text:style-name="T27"> </text:span></text:p>
            <text:p text:style-name="P9">    <text:span text:style-name="T27">: </text:span><text:span text:style-name="T25">Polynomial</text:span><text:span text:style-name="T7">(</text:span><text:span text:style-name="T10">ord</text:span><text:span text:style-name="T7">,</text:span><text:span text:style-name="T27"> </text:span><text:span text:style-name="T10">coeffs</text:span><text:span text:style-name="T7">),</text:span><text:span text:style-name="T27"> powerIndices</text:span><text:span text:style-name="T7">(</text:span><text:span text:style-name="T10">powers</text:span><text:span text:style-name="T7">)</text:span><text:span text:style-name="T27"> </text:span><text:span text:style-name="T7">{}</text:span></text:p>
            <text:p text:style-name="P10"/>
            <text:p text:style-name="P8"><text:span text:style-name="T24">PowerArrayPolynomial</text:span><text:span text:style-name="T5">::</text:span><text:span text:style-name="T28">PowerArrayPolynomial</text:span><text:span text:style-name="T5">(</text:span><text:span text:style-name="T21">const</text:span> <text:span text:style-name="T24">PowerArrayPolynomial</text:span><text:span text:style-name="T5">&amp;</text:span> <text:span text:style-name="T8">other</text:span><text:span text:style-name="T5">)</text:span></text:p>
            <text:p text:style-name="P9">    <text:span text:style-name="T27">: </text:span><text:span text:style-name="T25">Polynomial</text:span><text:span text:style-name="T7">(</text:span><text:span text:style-name="T10">other</text:span><text:span text:style-name="T7">),</text:span><text:span text:style-name="T27"> powerIndices</text:span><text:span text:style-name="T7">(</text:span><text:span text:style-name="T10">other</text:span><text:span text:style-name="T7">.</text:span><text:span text:style-name="T27">powerIndices</text:span><text:span text:style-name="T7">)</text:span><text:span text:style-name="T27"> </text:span><text:span text:style-name="T7">{}</text:span></text:p>
            <text:p text:style-name="P10"/>
            <text:p text:style-name="P8"><text:span text:style-name="T12">std</text:span><text:span text:style-name="T5">::</text:span><text:span text:style-name="T24">vector</text:span><text:span text:style-name="T5">&lt;</text:span><text:span text:style-name="T21">int</text:span><text:span text:style-name="T5">&gt;</text:span> <text:span text:style-name="T24">PowerArrayPolynomial</text:span><text:span text:style-name="T5">::</text:span><text:span text:style-name="T28">getPowerIndices</text:span><text:span text:style-name="T5">()</text:span> <text:span text:style-name="T21">const</text:span> <text:span text:style-name="T5">{</text:span></text:p>
            <text:p text:style-name="P9">    <text:span text:style-name="T38">return</text:span><text:span text:style-name="T27"> powerIndices</text:span><text:span text:style-name="T7">;</text:span></text:p>
            <text:p text:style-name="P11">}</text:p>
            <text:p text:style-name="P10"/>
            <text:p text:style-name="P8"><text:span text:style-name="T21">void</text:span> <text:span text:style-name="T24">PowerArrayPolynomial</text:span><text:span text:style-name="T5">::</text:span><text:span text:style-name="T28">setPowerIndices</text:span><text:span text:style-name="T5">(</text:span><text:span text:style-name="T21">const</text:span> <text:span text:style-name="T12">std</text:span><text:span text:style-name="T5">::</text:span><text:span text:style-name="T24">vector</text:span><text:span text:style-name="T5">&lt;</text:span><text:span text:style-name="T21">int</text:span><text:span text:style-name="T5">&gt;&amp;</text:span> <text:span text:style-name="T8">powers</text:span><text:span text:style-name="T5">)</text:span> <text:span text:style-name="T5">{</text:span></text:p>
            <text:p text:style-name="P9">    <text:span text:style-name="T27">powerIndices </text:span><text:span text:style-name="T7">=</text:span><text:span text:style-name="T27"> </text:span><text:span text:style-name="T10">powers</text:span><text:span text:style-name="T7">;</text:span></text:p>
            <text:p text:style-name="P11">}</text:p>
            <text:p text:style-name="P10"/>
            <text:p text:style-name="P8"><text:span text:style-name="T12">std</text:span><text:span text:style-name="T5">::</text:span><text:span text:style-name="T24">string</text:span> <text:span text:style-name="T24">PowerArrayPolynomial</text:span><text:span text:style-name="T5">::</text:span><text:span text:style-name="T28">toString</text:span><text:span text:style-name="T5">()</text:span> <text:span text:style-name="T21">const</text:span> <text:span text:style-name="T5">{</text:span></text:p>
            <text:p text:style-name="P9">    <text:span text:style-name="T14">std</text:span><text:span text:style-name="T7">::</text:span><text:span text:style-name="T25">ostringstream</text:span><text:span text:style-name="T27"> </text:span><text:span text:style-name="T37">oss</text:span><text:span text:style-name="T7">;</text:span></text:p>
            <text:p text:style-name="P9">    <text:span text:style-name="T37">oss</text:span><text:span text:style-name="T27"> </text:span><text:span text:style-name="T7">&lt;&lt;</text:span><text:span text:style-name="T27"> </text:span><text:span text:style-name="T17">"</text:span><text:span text:style-name="T20">Polynomial with power indices: </text:span><text:span text:style-name="T17">"</text:span><text:span text:style-name="T7">;</text:span></text:p>
            <text:p text:style-name="P9">    <text:span text:style-name="T38">for</text:span><text:span text:style-name="T27"> </text:span><text:span text:style-name="T7">(</text:span><text:span text:style-name="T25">size_t</text:span><text:span text:style-name="T27"> </text:span><text:span text:style-name="T37">i</text:span><text:span text:style-name="T27"> </text:span><text:span text:style-name="T7">=</text:span><text:span text:style-name="T27"> </text:span><text:span text:style-name="T36">0</text:span><text:span text:style-name="T7">;</text:span><text:span text:style-name="T27"> </text:span><text:span text:style-name="T37">i</text:span><text:span text:style-name="T27"> </text:span><text:span text:style-name="T7">&lt;</text:span><text:span text:style-name="T27"> powerIndices</text:span><text:span text:style-name="T7">.</text:span><text:span text:style-name="T30">size</text:span><text:span text:style-name="T7">();</text:span><text:span text:style-name="T27"> </text:span><text:span text:style-name="T37">i</text:span><text:span text:style-name="T7">++)</text:span><text:span text:style-name="T27"> </text:span><text:span text:style-name="T7">{</text:span></text:p>
            <text:p text:style-name="P9">        <text:span text:style-name="T37">oss</text:span><text:span text:style-name="T27"> </text:span><text:span text:style-name="T7">&lt;&lt;</text:span><text:span text:style-name="T27"> powerIndices</text:span><text:span text:style-name="T7">[</text:span><text:span text:style-name="T37">i</text:span><text:span text:style-name="T7">];</text:span></text:p>
            <text:p text:style-name="P9">        <text:span text:style-name="T38">if</text:span><text:span text:style-name="T27"> </text:span><text:span text:style-name="T7">(</text:span><text:span text:style-name="T37">i</text:span><text:span text:style-name="T27"> </text:span><text:span text:style-name="T7">&lt;</text:span><text:span text:style-name="T27"> powerIndices</text:span><text:span text:style-name="T7">.</text:span><text:span text:style-name="T30">size</text:span><text:span text:style-name="T7">()</text:span><text:span text:style-name="T27"> </text:span><text:span text:style-name="T7">-</text:span><text:span text:style-name="T27"> </text:span><text:span text:style-name="T36">1</text:span><text:span text:style-name="T7">)</text:span><text:span text:style-name="T27"> </text:span><text:span text:style-name="T37">oss</text:span><text:span text:style-name="T27"> </text:span><text:span text:style-name="T7">&lt;&lt;</text:span><text:span text:style-name="T27"> </text:span><text:span text:style-name="T17">"</text:span><text:span text:style-name="T20">, </text:span><text:span text:style-name="T17">"</text:span><text:span text:style-name="T7">;</text:span></text:p>
            <text:p text:style-name="P9">    <text:span text:style-name="T7">}</text:span></text:p>
            <text:p text:style-name="P9">    <text:span text:style-name="T37">oss</text:span><text:span text:style-name="T27"> </text:span><text:span text:style-name="T7">&lt;&lt;</text:span><text:span text:style-name="T27"> </text:span><text:span text:style-name="T17">"</text:span><text:span text:style-name="T20"> | </text:span><text:span text:style-name="T17">"</text:span><text:span text:style-name="T27"> </text:span><text:span text:style-name="T7">&lt;&lt;</text:span><text:span text:style-name="T27"> </text:span><text:span text:style-name="T25">Polynomial</text:span><text:span text:style-name="T7">::</text:span><text:span text:style-name="T30">toString</text:span><text:span text:style-name="T7">();</text:span></text:p>
            <text:p text:style-name="P9">    <text:span text:style-name="T38">return</text:span><text:span text:style-name="T27"> </text:span><text:span text:style-name="T37">oss</text:span><text:span text:style-name="T7">.</text:span><text:span text:style-name="T30">str</text:span><text:span text:style-name="T7">();</text:span></text:p>
            <text:p text:style-name="P11">}</text:p>
            <text:p text:style-name="P10"/>
            <text:p text:style-name="P8"><text:span text:style-name="T24">StringFormPolynomial</text:span><text:span text:style-name="T5">::</text:span><text:span text:style-name="T28">StringFormPolynomial</text:span><text:span text:style-name="T5">()</text:span> : <text:span text:style-name="T24">Polynomial</text:span><text:span text:style-name="T5">()</text:span> <text:span text:style-name="T5">{</text:span></text:p>
            <text:p text:style-name="P9">    <text:span text:style-name="T30">updateFormattedString</text:span><text:span text:style-name="T7">();</text:span></text:p>
            <text:p text:style-name="P11">}</text:p>
            <text:p text:style-name="P10"/>
            <text:p text:style-name="P8"><text:span text:style-name="T24">StringFormPolynomial</text:span><text:span text:style-name="T5">::</text:span><text:span text:style-name="T28">StringFormPolynomial</text:span><text:span text:style-name="T5">(</text:span><text:span text:style-name="T21">int</text:span> <text:span text:style-name="T8">ord</text:span><text:span text:style-name="T5">,</text:span> <text:span text:style-name="T21">const</text:span> <text:span text:style-name="T12">std</text:span><text:span text:style-name="T5">::</text:span><text:span text:style-name="T24">vector</text:span><text:span text:style-name="T5">&lt;</text:span><text:span text:style-name="T21">double</text:span><text:span text:style-name="T5">&gt;&amp;</text:span> <text:span text:style-name="T8">coeffs</text:span><text:span text:style-name="T5">)</text:span></text:p>
            <text:p text:style-name="P9">    <text:span text:style-name="T27">: </text:span><text:span text:style-name="T25">Polynomial</text:span><text:span text:style-name="T7">(</text:span><text:span text:style-name="T10">ord</text:span><text:span text:style-name="T7">,</text:span><text:span text:style-name="T27"> </text:span><text:span text:style-name="T10">coeffs</text:span><text:span text:style-name="T7">)</text:span><text:span text:style-name="T27"> </text:span><text:span text:style-name="T7">{</text:span></text:p>
            <text:p text:style-name="P9">    <text:span text:style-name="T30">updateFormattedString</text:span><text:span text:style-name="T7">();</text:span></text:p>
            <text:p text:style-name="P11">}</text:p>
            <text:p text:style-name="P10"/>
            <text:p text:style-name="P8"><text:span text:style-name="T24">StringFormPolynomial</text:span><text:span text:style-name="T5">::</text:span><text:span text:style-name="T28">StringFormPolynomial</text:span><text:span text:style-name="T5">(</text:span><text:span text:style-name="T21">const</text:span> <text:span text:style-name="T24">StringFormPolynomial</text:span><text:span text:style-name="T5">&amp;</text:span> <text:span text:style-name="T8">other</text:span><text:span text:style-name="T5">)</text:span></text:p>
            <text:p text:style-name="P9">    <text:span text:style-name="T27">: </text:span><text:span text:style-name="T25">Polynomial</text:span><text:span text:style-name="T7">(</text:span><text:span text:style-name="T10">other</text:span><text:span text:style-name="T7">)</text:span><text:span text:style-name="T27"> </text:span><text:span text:style-name="T7">{</text:span></text:p>
            <text:p text:style-name="P9">    <text:span text:style-name="T30">updateFormattedString</text:span><text:span text:style-name="T7">();</text:span></text:p>
            <text:p text:style-name="P11">}</text:p>
            <text:p text:style-name="P10"/>
            <text:p text:style-name="P8"><text:soft-page-break/><text:span text:style-name="T21">void</text:span> <text:span text:style-name="T24">StringFormPolynomial</text:span><text:span text:style-name="T5">::</text:span><text:span text:style-name="T28">updateFormattedString</text:span><text:span text:style-name="T5">()</text:span> <text:span text:style-name="T5">{</text:span></text:p>
            <text:p text:style-name="P9">    <text:span text:style-name="T27">formattedString </text:span><text:span text:style-name="T7">=</text:span><text:span text:style-name="T27"> </text:span><text:span text:style-name="T17">"</text:span><text:span text:style-name="T20">Formatted: </text:span><text:span text:style-name="T17">"</text:span><text:span text:style-name="T27"> </text:span><text:span text:style-name="T7">+</text:span><text:span text:style-name="T27"> </text:span><text:span text:style-name="T25">Polynomial</text:span><text:span text:style-name="T7">::</text:span><text:span text:style-name="T30">toString</text:span><text:span text:style-name="T7">();</text:span></text:p>
            <text:p text:style-name="P11">}</text:p>
            <text:p text:style-name="P10"/>
            <text:p text:style-name="P8"><text:span text:style-name="T12">std</text:span><text:span text:style-name="T5">::</text:span><text:span text:style-name="T24">string</text:span> <text:span text:style-name="T24">StringFormPolynomial</text:span><text:span text:style-name="T5">::</text:span><text:span text:style-name="T28">toString</text:span><text:span text:style-name="T5">()</text:span> <text:span text:style-name="T21">const</text:span> <text:span text:style-name="T5">{</text:span></text:p>
            <text:p text:style-name="P9">    <text:span text:style-name="T38">return</text:span><text:span text:style-name="T27"> formattedString</text:span><text:span text:style-name="T7">;</text:span></text:p>
            <text:p text:style-name="P11">}</text:p>
            <text:p text:style-name="P6"><text:span text:style-name="Source_20_Text"><text:span text:style-name="T9"/></text:span></text:p>
            <text:p text:style-name="P6"><text:span text:style-name="Source_20_Text"><text:span text:style-name="T11"/>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Source_20_Text"><text:span text:style-name="T31">//</text:span></text:span></text:p>
            <text:p text:style-name="P7"><text:span text:style-name="Source_20_Text"><text:span text:style-name="T31">// </text:span></text:span><text:span text:style-name="Source_20_Text"><text:span text:style-name="T32">добавление к </text:span></text:span><text:span text:style-name="Source_20_Text"><text:span text:style-name="T35">main.cpp</text:span></text:span></text:p>
            <text:p text:style-name="P7"><text:span text:style-name="Source_20_Text"><text:span text:style-name="T31">//</text:span></text:span></text:p>
            <text:p text:style-name="P7"><text:span text:style-name="Source_20_Text"><text:span text:style-name="T31"/></text:span></text:p>
            <text:p text:style-name="P7"><text:span text:style-name="Source_20_Text"><text:span text:style-name="T22">void</text:span></text:span><text:span text:style-name="Source_20_Text"><text:span text:style-name="T26"> </text:span></text:span><text:span text:style-name="Source_20_Text"><text:span text:style-name="T29">lab4_demo</text:span></text:span><text:span text:style-name="Source_20_Text"><text:span text:style-name="T6">()</text:span></text:span><text:span text:style-name="Source_20_Text"><text:span text:style-name="T26"> </text:span></text:span><text:span text:style-name="Source_20_Text"><text:span text:style-name="T6">{</text:span></text:span></text:p>
            <text:p text:style-name="P9">    <text:span text:style-name="T14">std</text:span><text:span text:style-name="T7">::</text:span><text:span text:style-name="T14">cout</text:span><text:span text:style-name="T27"> </text:span><text:span text:style-name="T7">&lt;&lt;</text:span><text:span text:style-name="T27"> </text:span><text:span text:style-name="T17">"</text:span><text:span text:style-name="T39">\n</text:span><text:span text:style-name="T20">=== Lab 4: Inheritance ===</text:span><text:span text:style-name="T17">"</text:span><text:span text:style-name="T27"> </text:span><text:span text:style-name="T7">&lt;&lt;</text:span><text:span text:style-name="T27"> </text:span><text:span text:style-name="T14">std</text:span><text:span text:style-name="T7">::</text:span><text:span text:style-name="T30">endl</text:span><text:span text:style-name="T7">;</text:span></text:p>
            <text:p text:style-name="P9">    </text:p>
            <text:p text:style-name="P9">    <text:span text:style-name="T14">std</text:span><text:span text:style-name="T7">::</text:span><text:span text:style-name="T25">vector</text:span><text:span text:style-name="T7">&lt;</text:span><text:span text:style-name="T23">double</text:span><text:span text:style-name="T7">&gt;</text:span><text:span text:style-name="T27"> </text:span><text:span text:style-name="T37">coeffs</text:span><text:span text:style-name="T27"> </text:span><text:span text:style-name="T7">=</text:span><text:span text:style-name="T27"> </text:span><text:span text:style-name="T7">{</text:span><text:span text:style-name="T36">1.0</text:span><text:span text:style-name="T7">,</text:span><text:span text:style-name="T27"> </text:span><text:span text:style-name="T36">2.0</text:span><text:span text:style-name="T7">,</text:span><text:span text:style-name="T27"> </text:span><text:span text:style-name="T36">3.0</text:span><text:span text:style-name="T7">};</text:span></text:p>
            <text:p text:style-name="P9">    <text:span text:style-name="T14">std</text:span><text:span text:style-name="T7">::</text:span><text:span text:style-name="T25">vector</text:span><text:span text:style-name="T7">&lt;</text:span><text:span text:style-name="T23">int</text:span><text:span text:style-name="T7">&gt;</text:span><text:span text:style-name="T27"> </text:span><text:span text:style-name="T37">powers</text:span><text:span text:style-name="T27"> </text:span><text:span text:style-name="T7">=</text:span><text:span text:style-name="T27"> </text:span><text:span text:style-name="T7">{</text:span><text:span text:style-name="T36">0</text:span><text:span text:style-name="T7">,</text:span><text:span text:style-name="T27"> </text:span><text:span text:style-name="T36">1</text:span><text:span text:style-name="T7">,</text:span><text:span text:style-name="T27"> </text:span><text:span text:style-name="T36">2</text:span><text:span text:style-name="T7">};</text:span></text:p>
            <text:p text:style-name="P9">    </text:p>
            <text:p text:style-name="P9">    <text:span text:style-name="T25">Polynomial</text:span><text:span text:style-name="T27"> </text:span><text:span text:style-name="T37">basePoly</text:span><text:span text:style-name="T7">(</text:span><text:span text:style-name="T36">2</text:span><text:span text:style-name="T7">,</text:span><text:span text:style-name="T27"> </text:span><text:span text:style-name="T37">coeffs</text:span><text:span text:style-name="T7">);</text:span></text:p>
            <text:p text:style-name="P9">    <text:span text:style-name="T14">std</text:span><text:span text:style-name="T7">::</text:span><text:span text:style-name="T14">cout</text:span><text:span text:style-name="T27"> </text:span><text:span text:style-name="T7">&lt;&lt;</text:span><text:span text:style-name="T27"> </text:span><text:span text:style-name="T17">"</text:span><text:span text:style-name="T20">Base polynomial: </text:span><text:span text:style-name="T17">"</text:span><text:span text:style-name="T27"> </text:span><text:span text:style-name="T7">&lt;&lt;</text:span><text:span text:style-name="T27"> </text:span><text:span text:style-name="T37">basePoly</text:span><text:span text:style-name="T7">.</text:span><text:span text:style-name="T30">toString</text:span><text:span text:style-name="T7">()</text:span><text:span text:style-name="T27"> </text:span><text:span text:style-name="T7">&lt;&lt;</text:span><text:span text:style-name="T27"> </text:span><text:span text:style-name="T14">std</text:span><text:span text:style-name="T7">::</text:span><text:span text:style-name="T30">endl</text:span><text:span text:style-name="T7">;</text:span></text:p>
            <text:p text:style-name="P9">    </text:p>
            <text:p text:style-name="P9">    <text:span text:style-name="T25">PowerArrayPolynomial</text:span><text:span text:style-name="T27"> </text:span><text:span text:style-name="T37">powerPoly</text:span><text:span text:style-name="T7">(</text:span><text:span text:style-name="T36">2</text:span><text:span text:style-name="T7">,</text:span><text:span text:style-name="T27"> </text:span><text:span text:style-name="T37">coeffs</text:span><text:span text:style-name="T7">,</text:span><text:span text:style-name="T27"> </text:span><text:span text:style-name="T37">powers</text:span><text:span text:style-name="T7">);</text:span></text:p>
            <text:p text:style-name="P9">    <text:span text:style-name="T14">std</text:span><text:span text:style-name="T7">::</text:span><text:span text:style-name="T14">cout</text:span><text:span text:style-name="T27"> </text:span><text:span text:style-name="T7">&lt;&lt;</text:span><text:span text:style-name="T27"> </text:span><text:span text:style-name="T17">"</text:span><text:span text:style-name="T20">Power array polynomial: </text:span><text:span text:style-name="T17">"</text:span><text:span text:style-name="T27"> </text:span><text:span text:style-name="T7">&lt;&lt;</text:span><text:span text:style-name="T27"> </text:span><text:span text:style-name="T37">powerPoly</text:span><text:span text:style-name="T7">.</text:span><text:span text:style-name="T30">toString</text:span><text:span text:style-name="T7">()</text:span><text:span text:style-name="T27"> </text:span><text:span text:style-name="T7">&lt;&lt;</text:span><text:span text:style-name="T27"> </text:span><text:span text:style-name="T14">std</text:span><text:span text:style-name="T7">::</text:span><text:span text:style-name="T30">endl</text:span><text:span text:style-name="T7">;</text:span></text:p>
            <text:p text:style-name="P9">    </text:p>
            <text:p text:style-name="P9">    <text:span text:style-name="T25">StringFormPolynomial</text:span><text:span text:style-name="T27"> </text:span><text:span text:style-name="T37">stringPoly</text:span><text:span text:style-name="T7">(</text:span><text:span text:style-name="T36">2</text:span><text:span text:style-name="T7">,</text:span><text:span text:style-name="T27"> </text:span><text:span text:style-name="T37">coeffs</text:span><text:span text:style-name="T7">);</text:span></text:p>
            <text:p text:style-name="P9">    <text:span text:style-name="T14">std</text:span><text:span text:style-name="T7">::</text:span><text:span text:style-name="T14">cout</text:span><text:span text:style-name="T27"> </text:span><text:span text:style-name="T7">&lt;&lt;</text:span><text:span text:style-name="T27"> </text:span><text:span text:style-name="T17">"</text:span><text:span text:style-name="T20">String form polynomial: </text:span><text:span text:style-name="T17">"</text:span><text:span text:style-name="T27"> </text:span><text:span text:style-name="T7">&lt;&lt;</text:span><text:span text:style-name="T27"> </text:span><text:span text:style-name="T37">stringPoly</text:span><text:span text:style-name="T7">.</text:span><text:span text:style-name="T30">toString</text:span><text:span text:style-name="T7">()</text:span><text:span text:style-name="T27"> </text:span><text:span text:style-name="T7">&lt;&lt;</text:span><text:span text:style-name="T27"> </text:span><text:span text:style-name="T14">std</text:span><text:span text:style-name="T7">::</text:span><text:span text:style-name="T30">endl</text:span><text:span text:style-name="T7">;</text:span></text:p>
            <text:p text:style-name="P9">    </text:p>
            <text:p text:style-name="P9">    <text:span text:style-name="T25">Polynomial</text:span><text:span text:style-name="T7">*</text:span><text:span text:style-name="T27"> </text:span><text:span text:style-name="T37">polyPtr</text:span><text:span text:style-name="T27"> </text:span><text:span text:style-name="T7">=</text:span><text:span text:style-name="T27"> </text:span><text:span text:style-name="T7">&amp;</text:span><text:span text:style-name="T37">basePoly</text:span><text:span text:style-name="T7">;</text:span></text:p>
            <text:p text:style-name="P9">    <text:span text:style-name="T14">std</text:span><text:span text:style-name="T7">::</text:span><text:span text:style-name="T14">cout</text:span><text:span text:style-name="T27"> </text:span><text:span text:style-name="T7">&lt;&lt;</text:span><text:span text:style-name="T27"> </text:span><text:span text:style-name="T17">"</text:span><text:span text:style-name="T20">Base pointer to base: </text:span><text:span text:style-name="T17">"</text:span><text:span text:style-name="T27"> </text:span><text:span text:style-name="T7">&lt;&lt;</text:span><text:span text:style-name="T27"> </text:span><text:span text:style-name="T37">polyPtr</text:span><text:span text:style-name="T7">-&gt;</text:span><text:span text:style-name="T30">toString</text:span><text:span text:style-name="T7">()</text:span><text:span text:style-name="T27"> </text:span><text:span text:style-name="T7">&lt;&lt;</text:span><text:span text:style-name="T27"> </text:span><text:span text:style-name="T14">std</text:span><text:span text:style-name="T7">::</text:span><text:span text:style-name="T30">endl</text:span><text:span text:style-name="T7">;</text:span></text:p>
            <text:p text:style-name="P9">    </text:p>
            <text:p text:style-name="P9">    <text:span text:style-name="T37">polyPtr</text:span><text:span text:style-name="T27"> </text:span><text:span text:style-name="T7">=</text:span><text:span text:style-name="T27"> </text:span><text:span text:style-name="T7">&amp;</text:span><text:span text:style-name="T37">powerPoly</text:span><text:span text:style-name="T7">;</text:span></text:p>
            <text:p text:style-name="P9">    <text:span text:style-name="T14">std</text:span><text:span text:style-name="T7">::</text:span><text:span text:style-name="T14">cout</text:span><text:span text:style-name="T27"> </text:span><text:span text:style-name="T7">&lt;&lt;</text:span><text:span text:style-name="T27"> </text:span><text:span text:style-name="T17">"</text:span><text:span text:style-name="T20">Base pointer to derived (PowerArray): </text:span><text:span text:style-name="T17">"</text:span><text:span text:style-name="T27"> </text:span><text:span text:style-name="T7">&lt;&lt;</text:span><text:span text:style-name="T27"> </text:span><text:span text:style-name="T37">polyPtr</text:span><text:span text:style-name="T7">-&gt;</text:span><text:span text:style-name="T30">toString</text:span><text:span text:style-name="T7">()</text:span><text:span text:style-name="T27"> </text:span><text:span text:style-name="T7">&lt;&lt;</text:span><text:span text:style-name="T27"> </text:span><text:span text:style-name="T14">std</text:span><text:span text:style-name="T7">::</text:span><text:span text:style-name="T30">endl</text:span><text:span text:style-name="T7">;</text:span></text:p>
            <text:p text:style-name="P9">    </text:p>
            <text:p text:style-name="P9">    <text:span text:style-name="T37">polyPtr</text:span><text:span text:style-name="T27"> </text:span><text:span text:style-name="T7">=</text:span><text:span text:style-name="T27"> </text:span><text:span text:style-name="T7">&amp;</text:span><text:span text:style-name="T37">stringPoly</text:span><text:span text:style-name="T7">;</text:span></text:p>
            <text:p text:style-name="P9">    <text:span text:style-name="T14">std</text:span><text:span text:style-name="T7">::</text:span><text:span text:style-name="T14">cout</text:span><text:span text:style-name="T27"> </text:span><text:span text:style-name="T7">&lt;&lt;</text:span><text:span text:style-name="T27"> </text:span><text:span text:style-name="T17">"</text:span><text:span text:style-name="T20">Base pointer to derived (StringForm): </text:span><text:span text:style-name="T17">"</text:span><text:span text:style-name="T27"> </text:span><text:span text:style-name="T7">&lt;&lt;</text:span><text:span text:style-name="T27"> </text:span><text:span text:style-name="T37">polyPtr</text:span><text:span text:style-name="T7">-&gt;</text:span><text:span text:style-name="T30">toString</text:span><text:span text:style-name="T7">()</text:span><text:span text:style-name="T27"> </text:span><text:span text:style-name="T7">&lt;&lt;</text:span><text:span text:style-name="T27"> </text:span><text:span text:style-name="T14">std</text:span><text:span text:style-name="T7">::</text:span><text:span text:style-name="T30">endl</text:span><text:span text:style-name="T7">;</text:span></text:p>
            <text:p text:style-name="P11">}</text:p>
            <text:p text:style-name="P7"><text:span text:style-name="Source_20_Text"><text:span text:style-name="T9"/></text:span></text:p>
            <text:p text:style-name="P7"><text:span text:style-name="Source_20_Text"><text:span text:style-name="T11"/>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8T23:24:05.334000000</dc:date>
    <meta:editing-duration>PT1H12M50S</meta:editing-duration>
    <meta:editing-cycles>38</meta:editing-cycles>
    <meta:generator>LibreOffice/24.2.6.2$Windows_X86_64 LibreOffice_project/ef66aa7e36a1bb8e65bfbc63aba53045a14d0871</meta:generator>
    <meta:document-statistic meta:table-count="3" meta:image-count="0" meta:object-count="0" meta:page-count="11" meta:paragraph-count="184" meta:word-count="913" meta:character-count="8494" meta:non-whitespace-character-count="7374"/>
  </office:meta>
</office:document-meta>
</file>